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line-height="200%" fo:text-align="start" style:justify-single-word="false"/>
    </style:style>
    <style:style style:name="P4" style:family="paragraph" style:parent-style-name="Header">
      <style:paragraph-properties fo:text-align="end" style:justify-single-word="false"/>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eborah Rempala</text:p>
      <text:p text:style-name="P1">Lab Report 1: Motion</text:p>
      <text:p text:style-name="P1">Due: February 1<text:span text:style-name="T1">st</text:span>, 2016</text:p>
      <text:p text:style-name="P1">Introduction To Robotic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text:tab/>This lab dealt with the motion and directional controls of the robot. The goal was to get the robot to move ten feet forward, turn around, then come back to the starting point. The error was measured by how far the robot was from the starting point once the test was completed. Two test runs were conducted to make sure the robot could repoduce the results. </text:p>
      <text:p text:style-name="P3"><text:tab/>To conduct the experiment, a ten foot area was constructed with the robot's major axis lined up at the starting point. At the other edge of the area was another tape denoting that ten feet had been reached and the robot could now turn around. For this experiment the robot accomplished turning around by turning left a total of 180 degrees. After the robot sucessfully completed the turn, it could proceed to come back to the starting point. After the robot was finished the error was measured using a yard stick. The distance measured was from where the robot started to where the robot ended up finishing.</text:p>
      <text:p text:style-name="P3"><text:tab/>The first error was calculated around three inches. The second error was calculated around four inches. Multiple scenioros could have caused these errors. The first one being that the floor was covered with dirt and that the robot's tires do not respond well when covered in it. The second cause is that the battery power kept lowering, which in turn, affected the overall performance of the robot. The final scenioro is that the robot had a habit of drifting which was caused by the uneven surface of the floor. </text:p>
      <text:p text:style-name="P3"><text:tab/>The first probable cause of the error was that the floor was covered with dirt. The robot would start slipping due to the wheel's being covered with the dirt. This would then affect the forward motion of the robot and how the robot turned. To combat this error, the tires were cleaned before each test run. However, this would not help while the robot was moving. To eliminate this error completly, the floor would have to remain completely cleaned throughout the duration of the experiment. Another way to combat this error was to conduct the experiment on carpet. This would then prevent the dirt from forming on the robot's wheel and prevent slipping of the robot.</text:p>
      <text:p text:style-name="P3"><text:tab/>The second probable cause of the error was that as the experiment went on, the batteries <text:soft-page-break/>started to drain. This then affected how much power was being supplied to the robot and the overall performace of the robot. To prevent this error, the robot could be supplied with the same power supply throughout the duration of the experiment. This would then give a constant reading of the actual performace of the robot. <text:s/>Another way to prevent this error, is to give the robot a full charge before each of the test runs. This would then ensure that the robot was getting a full power supply for each test. This however would not be pratical and would cause damage to the batteries. </text:p>
      <text:p text:style-name="P3"><text:tab/>The final probable cause of the errors was that the floor is very uneven and has friction associated with it. This would cause the robot to drift slightly and make the robot turning function in accurate. To prevent this error you could account for this in the code and make sure that robot moved over when it's drifting got out of control. The second way to prevent this error, is to conduct this experiment on a completely smooth surface. This would then prevent the unevenness of the the floor and the friction associated with it. The final way to prevent this error is to conduct this experiment on carpet. The robot's wheel respond better to carpet and then drifting would be almost non- existence.</text:p>
      <text:p text:style-name="P3"><text:tab/>This experiment showed that a robot could start and end at the same point. Serveral erorrs were caused durning this experiment due to certain labortory conditons. Obviously in a perfect world, the experiment would have been conducted in a state of the art labortory. However, that isn't always possible, therefore, errors must be accounted for and corrected. To correct errors one must account for them in the actual code, clean the robot or the testing area and make sure that experiments are conducted with similar equiment if and when possible. <text:s/></text:p>
      <text:p text:style-name="P1"/>
      <text:p text:style-name="P2"/>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Rempala/<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7M24S</meta:editing-duration>
    <meta:editing-cycles>9</meta:editing-cycles>
    <meta:generator>OpenOffice/4.1.2$Win32 OpenOffice.org_project/412m3$Build-9782</meta:generator>
    <dc:date>2016-01-26T16:10:00.96</dc:date>
    <dc:creator>Deborah Rempala</dc:creator>
    <meta:document-statistic meta:table-count="0" meta:image-count="0" meta:object-count="0" meta:page-count="3" meta:paragraph-count="12" meta:word-count="727" meta:character-count="4170"/>
    <meta:user-defined meta:name="Info 1"/>
    <meta:user-defined meta:name="Info 2"/>
    <meta:user-defined meta:name="Info 3"/>
    <meta:user-defined meta:name="Info 4"/>
  </office:meta>
</office:document-meta>
</file>